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c671c7" officeooo:paragraph-rsid="00c671c7"/>
    </style:style>
    <style:style style:name="P2" style:family="paragraph" style:parent-style-name="Standard">
      <style:text-properties fo:font-size="18pt" officeooo:rsid="00c671c7" officeooo:paragraph-rsid="00c671c7"/>
    </style:style>
    <style:style style:name="P3" style:family="paragraph" style:parent-style-name="Standard">
      <style:text-properties fo:font-size="18pt" officeooo:rsid="00c347ea" officeooo:paragraph-rsid="00c20b50"/>
    </style:style>
    <style:style style:name="P4" style:family="paragraph" style:parent-style-name="Standard">
      <style:text-properties fo:font-size="18pt" officeooo:rsid="00c6770e" officeooo:paragraph-rsid="00c6770e"/>
    </style:style>
    <style:style style:name="P5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6770e" officeooo:paragraph-rsid="00c347ea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8pt" officeooo:rsid="00c77091" officeooo:paragraph-rsid="00c77091"/>
    </style:style>
    <style:style style:name="P7" style:family="paragraph" style:parent-style-name="Standard">
      <style:text-properties fo:font-size="18pt" officeooo:rsid="00c671c7" officeooo:paragraph-rsid="00c671c7"/>
    </style:style>
    <style:style style:name="P8" style:family="paragraph" style:parent-style-name="Standard">
      <style:text-properties officeooo:rsid="00c671c7" officeooo:paragraph-rsid="00c671c7"/>
    </style:style>
    <style:style style:name="T1" style:family="text">
      <style:text-properties officeooo:rsid="00c20b50"/>
    </style:style>
    <style:style style:name="T2" style:family="text">
      <style:text-properties fo:font-size="18pt" officeooo:rsid="00c671c7"/>
    </style:style>
    <style:style style:name="T3" style:family="text">
      <style:text-properties fo:font-size="18pt" officeooo:rsid="00c6770e"/>
    </style:style>
    <style:style style:name="T4" style:family="text">
      <style:text-properties officeooo:rsid="00c677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rganisation des données</text:p>
      <text:p text:style-name="Standard"/>
      <text:p text:style-name="P4">Tableaux</text:p>
      <text:p text:style-name="P6">p146 : 1, 3</text:p>
      <text:p text:style-name="P6">p147 : 4, 6, 7, 9</text:p>
      <text:p text:style-name="P6">p150 : 25</text:p>
      <text:p text:style-name="P6">p151 : 26</text:p>
      <text:p text:style-name="P1"/>
      <text:p text:style-name="P1"/>
      <text:p text:style-name="P4">Courbes</text:p>
      <text:p text:style-name="P6">p143 : Activité 4</text:p>
      <text:p text:style-name="P6">p149 : 13, 17</text:p>
      <text:p text:style-name="P6">p151 : 31</text:p>
      <text:p text:style-name="P6">p152 : 35</text:p>
      <text:p text:style-name="P2"/>
      <text:p text:style-name="P2"/>
      <text:p text:style-name="P4">Diagrammes en « bâtons »</text:p>
      <text:p text:style-name="P6">p143 : Activité 3</text:p>
      <text:p text:style-name="P6">p149 : 15, 16</text:p>
      <text:p text:style-name="P6">p153 : 38, 39</text:p>
      <text:p text:style-name="P2"/>
      <text:p text:style-name="P2"/>
      <text:p text:style-name="P2">Di<text:span text:style-name="T4">agrammes circulaires</text:span></text:p>
      <text:p text:style-name="P6">p149 : 14, 18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3H26M53S</meta:editing-duration>
    <meta:editing-cycles>153</meta:editing-cycles>
    <meta:generator>LibreOffice/7.3.7.2$Linux_X86_64 LibreOffice_project/30$Build-2</meta:generator>
    <meta:initial-creator>Véronique et Thibaud FONTANET</meta:initial-creator>
    <dc:date>2024-08-24T09:21:29.018093731</dc:date>
    <meta:document-statistic meta:table-count="0" meta:image-count="0" meta:object-count="0" meta:page-count="1" meta:paragraph-count="17" meta:word-count="58" meta:character-count="235" meta:non-whitespace-character-count="194"/>
  </office:meta>
</office:document-meta>
</file>